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2.9626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ybrid-1000ms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644604982375" calcext:value-type="float">
            <text:p>1644604982375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84599" calcext:value-type="float">
            <text:p>164460498459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86819" calcext:value-type="float">
            <text:p>1644604986819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89016" calcext:value-type="float">
            <text:p>164460498901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91237" calcext:value-type="float">
            <text:p>1644604991237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93448" calcext:value-type="float">
            <text:p>1644604993448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95642" calcext:value-type="float">
            <text:p>1644604995642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4997884" calcext:value-type="float">
            <text:p>1644604997884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00106" calcext:value-type="float">
            <text:p>1644605000106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02347" calcext:value-type="float">
            <text:p>1644605002347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04588" calcext:value-type="float">
            <text:p>1644605004588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06823" calcext:value-type="float">
            <text:p>164460500682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09076" calcext:value-type="float">
            <text:p>164460500907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11275" calcext:value-type="float">
            <text:p>164460501127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13504" calcext:value-type="float">
            <text:p>164460501350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15721" calcext:value-type="float">
            <text:p>164460501572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17950" calcext:value-type="float">
            <text:p>1644605017950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20152" calcext:value-type="float">
            <text:p>1644605020152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22390" calcext:value-type="float">
            <text:p>1644605022390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24639" calcext:value-type="float">
            <text:p>164460502463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26856" calcext:value-type="float">
            <text:p>1644605026856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29061" calcext:value-type="float">
            <text:p>1644605029061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31312" calcext:value-type="float">
            <text:p>164460503131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33537" calcext:value-type="float">
            <text:p>1644605033537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35770" calcext:value-type="float">
            <text:p>1644605035770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38000" calcext:value-type="float">
            <text:p>1644605038000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40242" calcext:value-type="float">
            <text:p>164460504024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42445" calcext:value-type="float">
            <text:p>1644605042445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44681" calcext:value-type="float">
            <text:p>1644605044681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46943" calcext:value-type="float">
            <text:p>164460504694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49172" calcext:value-type="float">
            <text:p>1644605049172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51398" calcext:value-type="float">
            <text:p>1644605051398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53646" calcext:value-type="float">
            <text:p>1644605053646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55852" calcext:value-type="float">
            <text:p>1644605055852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58087" calcext:value-type="float">
            <text:p>1644605058087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60326" calcext:value-type="float">
            <text:p>1644605060326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62550" calcext:value-type="float">
            <text:p>1644605062550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64797" calcext:value-type="float">
            <text:p>1644605064797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67046" calcext:value-type="float">
            <text:p>1644605067046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69293" calcext:value-type="float">
            <text:p>164460506929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Request-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71518" calcext:value-type="float">
            <text:p>1644605071518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78234" calcext:value-type="float">
            <text:p>1644605078234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84949" calcext:value-type="float">
            <text:p>1644605084949</text:p>
          </table:table-cell>
          <table:table-cell office:value-type="float" office:value="5746" calcext:value-type="float">
            <text:p>574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91699" calcext:value-type="float">
            <text:p>1644605091699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098452" calcext:value-type="float">
            <text:p>1644605098452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05179" calcext:value-type="float">
            <text:p>1644605105179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11914" calcext:value-type="float">
            <text:p>1644605111914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18654" calcext:value-type="float">
            <text:p>1644605118654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25394" calcext:value-type="float">
            <text:p>1644605125394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32139" calcext:value-type="float">
            <text:p>1644605132139</text:p>
          </table:table-cell>
          <table:table-cell office:value-type="float" office:value="5731" calcext:value-type="float">
            <text:p>573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38874" calcext:value-type="float">
            <text:p>1644605138874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45596" calcext:value-type="float">
            <text:p>1644605145596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52292" calcext:value-type="float">
            <text:p>1644605152292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59024" calcext:value-type="float">
            <text:p>1644605159024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65769" calcext:value-type="float">
            <text:p>1644605165769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72507" calcext:value-type="float">
            <text:p>1644605172507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79257" calcext:value-type="float">
            <text:p>1644605179257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86004" calcext:value-type="float">
            <text:p>1644605186004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92707" calcext:value-type="float">
            <text:p>1644605192707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199399" calcext:value-type="float">
            <text:p>1644605199399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06116" calcext:value-type="float">
            <text:p>164460520611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12821" calcext:value-type="float">
            <text:p>1644605212821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19564" calcext:value-type="float">
            <text:p>1644605219564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26305" calcext:value-type="float">
            <text:p>1644605226305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33033" calcext:value-type="float">
            <text:p>1644605233033</text:p>
          </table:table-cell>
          <table:table-cell office:value-type="float" office:value="5744" calcext:value-type="float">
            <text:p>574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39781" calcext:value-type="float">
            <text:p>1644605239781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46482" calcext:value-type="float">
            <text:p>1644605246482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53195" calcext:value-type="float">
            <text:p>1644605253195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59920" calcext:value-type="float">
            <text:p>1644605259920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66654" calcext:value-type="float">
            <text:p>1644605266654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73370" calcext:value-type="float">
            <text:p>1644605273370</text:p>
          </table:table-cell>
          <table:table-cell office:value-type="float" office:value="5745" calcext:value-type="float">
            <text:p>574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80118" calcext:value-type="float">
            <text:p>1644605280118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86848" calcext:value-type="float">
            <text:p>1644605286848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293585" calcext:value-type="float">
            <text:p>1644605293585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00297" calcext:value-type="float">
            <text:p>1644605300297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07018" calcext:value-type="float">
            <text:p>1644605307018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13781" calcext:value-type="float">
            <text:p>1644605313781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20489" calcext:value-type="float">
            <text:p>1644605320489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27173" calcext:value-type="float">
            <text:p>1644605327173</text:p>
          </table:table-cell>
          <table:table-cell office:value-type="float" office:value="5709" calcext:value-type="float">
            <text:p>570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33886" calcext:value-type="float">
            <text:p>1644605333886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40601" calcext:value-type="float">
            <text:p>1644605340601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52962" calcext:value-type="float">
            <text:p>1644605352962</text:p>
          </table:table-cell>
          <table:table-cell office:value-type="float" office:value="11329" calcext:value-type="float">
            <text:p>1132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65295" calcext:value-type="float">
            <text:p>1644605365295</text:p>
          </table:table-cell>
          <table:table-cell office:value-type="float" office:value="11294" calcext:value-type="float">
            <text:p>1129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77593" calcext:value-type="float">
            <text:p>1644605377593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389917" calcext:value-type="float">
            <text:p>1644605389917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02249" calcext:value-type="float">
            <text:p>1644605402249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14556" calcext:value-type="float">
            <text:p>1644605414556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26866" calcext:value-type="float">
            <text:p>1644605426866</text:p>
          </table:table-cell>
          <table:table-cell office:value-type="float" office:value="11359" calcext:value-type="float">
            <text:p>1135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39228" calcext:value-type="float">
            <text:p>1644605439228</text:p>
          </table:table-cell>
          <table:table-cell office:value-type="float" office:value="11368" calcext:value-type="float">
            <text:p>1136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51602" calcext:value-type="float">
            <text:p>1644605451602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63939" calcext:value-type="float">
            <text:p>1644605463939</text:p>
          </table:table-cell>
          <table:table-cell office:value-type="float" office:value="11349" calcext:value-type="float">
            <text:p>1134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76292" calcext:value-type="float">
            <text:p>1644605476292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488653" calcext:value-type="float">
            <text:p>1644605488653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00986" calcext:value-type="float">
            <text:p>1644605500986</text:p>
          </table:table-cell>
          <table:table-cell office:value-type="float" office:value="11325" calcext:value-type="float">
            <text:p>1132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13314" calcext:value-type="float">
            <text:p>1644605513314</text:p>
          </table:table-cell>
          <table:table-cell office:value-type="float" office:value="11294" calcext:value-type="float">
            <text:p>1129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25611" calcext:value-type="float">
            <text:p>1644605525611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37932" calcext:value-type="float">
            <text:p>1644605537932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50276" calcext:value-type="float">
            <text:p>1644605550276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62626" calcext:value-type="float">
            <text:p>1644605562626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74964" calcext:value-type="float">
            <text:p>1644605574964</text:p>
          </table:table-cell>
          <table:table-cell office:value-type="float" office:value="11356" calcext:value-type="float">
            <text:p>1135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87324" calcext:value-type="float">
            <text:p>1644605587324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599649" calcext:value-type="float">
            <text:p>1644605599649</text:p>
          </table:table-cell>
          <table:table-cell office:value-type="float" office:value="11364" calcext:value-type="float">
            <text:p>1136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12016" calcext:value-type="float">
            <text:p>1644605612016</text:p>
          </table:table-cell>
          <table:table-cell office:value-type="float" office:value="11334" calcext:value-type="float">
            <text:p>1133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24354" calcext:value-type="float">
            <text:p>1644605624354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36689" calcext:value-type="float">
            <text:p>1644605636689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49003" calcext:value-type="float">
            <text:p>1644605649003</text:p>
          </table:table-cell>
          <table:table-cell office:value-type="float" office:value="11287" calcext:value-type="float">
            <text:p>1128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61295" calcext:value-type="float">
            <text:p>1644605661295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73611" calcext:value-type="float">
            <text:p>1644605673611</text:p>
          </table:table-cell>
          <table:table-cell office:value-type="float" office:value="11318" calcext:value-type="float">
            <text:p>1131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85933" calcext:value-type="float">
            <text:p>1644605685933</text:p>
          </table:table-cell>
          <table:table-cell office:value-type="float" office:value="11362" calcext:value-type="float">
            <text:p>1136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698301" calcext:value-type="float">
            <text:p>1644605698301</text:p>
          </table:table-cell>
          <table:table-cell office:value-type="float" office:value="11362" calcext:value-type="float">
            <text:p>1136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10666" calcext:value-type="float">
            <text:p>1644605710666</text:p>
          </table:table-cell>
          <table:table-cell office:value-type="float" office:value="11390" calcext:value-type="float">
            <text:p>1139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23060" calcext:value-type="float">
            <text:p>1644605723060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35420" calcext:value-type="float">
            <text:p>1644605735420</text:p>
          </table:table-cell>
          <table:table-cell office:value-type="float" office:value="11346" calcext:value-type="float">
            <text:p>1134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47771" calcext:value-type="float">
            <text:p>1644605747771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60118" calcext:value-type="float">
            <text:p>1644605760118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72438" calcext:value-type="float">
            <text:p>1644605772438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84793" calcext:value-type="float">
            <text:p>1644605784793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797154" calcext:value-type="float">
            <text:p>1644605797154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09472" calcext:value-type="float">
            <text:p>1644605809472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21796" calcext:value-type="float">
            <text:p>1644605821796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34128" calcext:value-type="float">
            <text:p>1644605834128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52086" calcext:value-type="float">
            <text:p>1644605852086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70056" calcext:value-type="float">
            <text:p>1644605870056</text:p>
          </table:table-cell>
          <table:table-cell office:value-type="float" office:value="16918" calcext:value-type="float">
            <text:p>1691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887978" calcext:value-type="float">
            <text:p>1644605887978</text:p>
          </table:table-cell>
          <table:table-cell office:value-type="float" office:value="16961" calcext:value-type="float">
            <text:p>1696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05943" calcext:value-type="float">
            <text:p>1644605905943</text:p>
          </table:table-cell>
          <table:table-cell office:value-type="float" office:value="16979" calcext:value-type="float">
            <text:p>1697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23927" calcext:value-type="float">
            <text:p>1644605923927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41882" calcext:value-type="float">
            <text:p>1644605941882</text:p>
          </table:table-cell>
          <table:table-cell office:value-type="float" office:value="16996" calcext:value-type="float">
            <text:p>1699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59882" calcext:value-type="float">
            <text:p>1644605959882</text:p>
          </table:table-cell>
          <table:table-cell office:value-type="float" office:value="16902" calcext:value-type="float">
            <text:p>1690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77789" calcext:value-type="float">
            <text:p>1644605977789</text:p>
          </table:table-cell>
          <table:table-cell office:value-type="float" office:value="16957" calcext:value-type="float">
            <text:p>1695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5995749" calcext:value-type="float">
            <text:p>1644605995749</text:p>
          </table:table-cell>
          <table:table-cell office:value-type="float" office:value="16965" calcext:value-type="float">
            <text:p>1696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013718" calcext:value-type="float">
            <text:p>1644606013718</text:p>
          </table:table-cell>
          <table:table-cell office:value-type="float" office:value="16932" calcext:value-type="float">
            <text:p>1693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031653" calcext:value-type="float">
            <text:p>1644606031653</text:p>
          </table:table-cell>
          <table:table-cell office:value-type="float" office:value="16940" calcext:value-type="float">
            <text:p>169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049598" calcext:value-type="float">
            <text:p>1644606049598</text:p>
          </table:table-cell>
          <table:table-cell office:value-type="float" office:value="16951" calcext:value-type="float">
            <text:p>1695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067555" calcext:value-type="float">
            <text:p>1644606067555</text:p>
          </table:table-cell>
          <table:table-cell office:value-type="float" office:value="16911" calcext:value-type="float">
            <text:p>169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085470" calcext:value-type="float">
            <text:p>1644606085470</text:p>
          </table:table-cell>
          <table:table-cell office:value-type="float" office:value="17450" calcext:value-type="float">
            <text:p>1745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03926" calcext:value-type="float">
            <text:p>1644606103926</text:p>
          </table:table-cell>
          <table:table-cell office:value-type="float" office:value="16977" calcext:value-type="float">
            <text:p>1697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21904" calcext:value-type="float">
            <text:p>1644606121904</text:p>
          </table:table-cell>
          <table:table-cell office:value-type="float" office:value="16987" calcext:value-type="float">
            <text:p>1698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39896" calcext:value-type="float">
            <text:p>1644606139896</text:p>
          </table:table-cell>
          <table:table-cell office:value-type="float" office:value="16980" calcext:value-type="float">
            <text:p>1698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57881" calcext:value-type="float">
            <text:p>1644606157881</text:p>
          </table:table-cell>
          <table:table-cell office:value-type="float" office:value="16938" calcext:value-type="float">
            <text:p>1693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75820" calcext:value-type="float">
            <text:p>1644606175820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193797" calcext:value-type="float">
            <text:p>1644606193797</text:p>
          </table:table-cell>
          <table:table-cell office:value-type="float" office:value="16900" calcext:value-type="float">
            <text:p>1690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211699" calcext:value-type="float">
            <text:p>1644606211699</text:p>
          </table:table-cell>
          <table:table-cell office:value-type="float" office:value="16940" calcext:value-type="float">
            <text:p>1694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229642" calcext:value-type="float">
            <text:p>1644606229642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247637" calcext:value-type="float">
            <text:p>1644606247637</text:p>
          </table:table-cell>
          <table:table-cell office:value-type="float" office:value="16963" calcext:value-type="float">
            <text:p>1696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265602" calcext:value-type="float">
            <text:p>1644606265602</text:p>
          </table:table-cell>
          <table:table-cell office:value-type="float" office:value="16907" calcext:value-type="float">
            <text:p>1690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283513" calcext:value-type="float">
            <text:p>1644606283513</text:p>
          </table:table-cell>
          <table:table-cell office:value-type="float" office:value="16899" calcext:value-type="float">
            <text:p>1689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01417" calcext:value-type="float">
            <text:p>1644606301417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19386" calcext:value-type="float">
            <text:p>1644606319386</text:p>
          </table:table-cell>
          <table:table-cell office:value-type="float" office:value="16960" calcext:value-type="float">
            <text:p>1696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37349" calcext:value-type="float">
            <text:p>1644606337349</text:p>
          </table:table-cell>
          <table:table-cell office:value-type="float" office:value="16936" calcext:value-type="float">
            <text:p>1693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55289" calcext:value-type="float">
            <text:p>1644606355289</text:p>
          </table:table-cell>
          <table:table-cell office:value-type="float" office:value="16922" calcext:value-type="float">
            <text:p>1692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73215" calcext:value-type="float">
            <text:p>1644606373215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391244" calcext:value-type="float">
            <text:p>1644606391244</text:p>
          </table:table-cell>
          <table:table-cell office:value-type="float" office:value="16977" calcext:value-type="float">
            <text:p>1697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09223" calcext:value-type="float">
            <text:p>1644606409223</text:p>
          </table:table-cell>
          <table:table-cell office:value-type="float" office:value="16920" calcext:value-type="float">
            <text:p>1692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27147" calcext:value-type="float">
            <text:p>1644606427147</text:p>
          </table:table-cell>
          <table:table-cell office:value-type="float" office:value="16974" calcext:value-type="float">
            <text:p>1697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45123" calcext:value-type="float">
            <text:p>1644606445123</text:p>
          </table:table-cell>
          <table:table-cell office:value-type="float" office:value="16965" calcext:value-type="float">
            <text:p>1696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63094" calcext:value-type="float">
            <text:p>1644606463094</text:p>
          </table:table-cell>
          <table:table-cell office:value-type="float" office:value="16953" calcext:value-type="float">
            <text:p>1695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81050" calcext:value-type="float">
            <text:p>1644606481050</text:p>
          </table:table-cell>
          <table:table-cell office:value-type="float" office:value="16904" calcext:value-type="float">
            <text:p>1690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498959" calcext:value-type="float">
            <text:p>1644606498959</text:p>
          </table:table-cell>
          <table:table-cell office:value-type="float" office:value="16958" calcext:value-type="float">
            <text:p>1695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516923" calcext:value-type="float">
            <text:p>1644606516923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534892" calcext:value-type="float">
            <text:p>1644606534892</text:p>
          </table:table-cell>
          <table:table-cell office:value-type="float" office:value="16983" calcext:value-type="float">
            <text:p>1698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552877" calcext:value-type="float">
            <text:p>1644606552877</text:p>
          </table:table-cell>
          <table:table-cell office:value-type="float" office:value="22639" calcext:value-type="float">
            <text:p>2263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576520" calcext:value-type="float">
            <text:p>1644606576520</text:p>
          </table:table-cell>
          <table:table-cell office:value-type="float" office:value="22566" calcext:value-type="float">
            <text:p>2256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600089" calcext:value-type="float">
            <text:p>1644606600089</text:p>
          </table:table-cell>
          <table:table-cell office:value-type="float" office:value="22556" calcext:value-type="float">
            <text:p>2255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623649" calcext:value-type="float">
            <text:p>1644606623649</text:p>
          </table:table-cell>
          <table:table-cell office:value-type="float" office:value="22571" calcext:value-type="float">
            <text:p>2257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647224" calcext:value-type="float">
            <text:p>1644606647224</text:p>
          </table:table-cell>
          <table:table-cell office:value-type="float" office:value="22575" calcext:value-type="float">
            <text:p>2257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670803" calcext:value-type="float">
            <text:p>1644606670803</text:p>
          </table:table-cell>
          <table:table-cell office:value-type="float" office:value="22566" calcext:value-type="float">
            <text:p>2256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694372" calcext:value-type="float">
            <text:p>1644606694372</text:p>
          </table:table-cell>
          <table:table-cell office:value-type="float" office:value="22583" calcext:value-type="float">
            <text:p>2258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717959" calcext:value-type="float">
            <text:p>1644606717959</text:p>
          </table:table-cell>
          <table:table-cell office:value-type="float" office:value="22547" calcext:value-type="float">
            <text:p>2254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741510" calcext:value-type="float">
            <text:p>1644606741510</text:p>
          </table:table-cell>
          <table:table-cell office:value-type="float" office:value="22573" calcext:value-type="float">
            <text:p>2257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765087" calcext:value-type="float">
            <text:p>1644606765087</text:p>
          </table:table-cell>
          <table:table-cell office:value-type="float" office:value="22548" calcext:value-type="float">
            <text:p>2254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788639" calcext:value-type="float">
            <text:p>1644606788639</text:p>
          </table:table-cell>
          <table:table-cell office:value-type="float" office:value="22532" calcext:value-type="float">
            <text:p>2253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812176" calcext:value-type="float">
            <text:p>1644606812176</text:p>
          </table:table-cell>
          <table:table-cell office:value-type="float" office:value="22587" calcext:value-type="float">
            <text:p>2258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835766" calcext:value-type="float">
            <text:p>1644606835766</text:p>
          </table:table-cell>
          <table:table-cell office:value-type="float" office:value="22586" calcext:value-type="float">
            <text:p>2258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859356" calcext:value-type="float">
            <text:p>1644606859356</text:p>
          </table:table-cell>
          <table:table-cell office:value-type="float" office:value="22559" calcext:value-type="float">
            <text:p>225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882919" calcext:value-type="float">
            <text:p>1644606882919</text:p>
          </table:table-cell>
          <table:table-cell office:value-type="float" office:value="22524" calcext:value-type="float">
            <text:p>2252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906447" calcext:value-type="float">
            <text:p>1644606906447</text:p>
          </table:table-cell>
          <table:table-cell office:value-type="float" office:value="22516" calcext:value-type="float">
            <text:p>2251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929965" calcext:value-type="float">
            <text:p>1644606929965</text:p>
          </table:table-cell>
          <table:table-cell office:value-type="float" office:value="22587" calcext:value-type="float">
            <text:p>2258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953557" calcext:value-type="float">
            <text:p>1644606953557</text:p>
          </table:table-cell>
          <table:table-cell office:value-type="float" office:value="22471" calcext:value-type="float">
            <text:p>2247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6977031" calcext:value-type="float">
            <text:p>1644606977031</text:p>
          </table:table-cell>
          <table:table-cell office:value-type="float" office:value="22509" calcext:value-type="float">
            <text:p>2250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000546" calcext:value-type="float">
            <text:p>1644607000546</text:p>
          </table:table-cell>
          <table:table-cell office:value-type="float" office:value="22541" calcext:value-type="float">
            <text:p>2254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024089" calcext:value-type="float">
            <text:p>1644607024089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047656" calcext:value-type="float">
            <text:p>1644607047656</text:p>
          </table:table-cell>
          <table:table-cell office:value-type="float" office:value="22525" calcext:value-type="float">
            <text:p>2252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071186" calcext:value-type="float">
            <text:p>1644607071186</text:p>
          </table:table-cell>
          <table:table-cell office:value-type="float" office:value="22524" calcext:value-type="float">
            <text:p>2252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094714" calcext:value-type="float">
            <text:p>1644607094714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118244" calcext:value-type="float">
            <text:p>1644607118244</text:p>
          </table:table-cell>
          <table:table-cell office:value-type="float" office:value="22568" calcext:value-type="float">
            <text:p>2256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141818" calcext:value-type="float">
            <text:p>1644607141818</text:p>
          </table:table-cell>
          <table:table-cell office:value-type="float" office:value="22533" calcext:value-type="float">
            <text:p>2253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165354" calcext:value-type="float">
            <text:p>1644607165354</text:p>
          </table:table-cell>
          <table:table-cell office:value-type="float" office:value="22547" calcext:value-type="float">
            <text:p>2254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188903" calcext:value-type="float">
            <text:p>1644607188903</text:p>
          </table:table-cell>
          <table:table-cell office:value-type="float" office:value="22567" calcext:value-type="float">
            <text:p>2256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212476" calcext:value-type="float">
            <text:p>1644607212476</text:p>
          </table:table-cell>
          <table:table-cell office:value-type="float" office:value="22578" calcext:value-type="float">
            <text:p>2257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236058" calcext:value-type="float">
            <text:p>1644607236058</text:p>
          </table:table-cell>
          <table:table-cell office:value-type="float" office:value="22539" calcext:value-type="float">
            <text:p>2253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259603" calcext:value-type="float">
            <text:p>1644607259603</text:p>
          </table:table-cell>
          <table:table-cell office:value-type="float" office:value="22508" calcext:value-type="float">
            <text:p>2250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283114" calcext:value-type="float">
            <text:p>1644607283114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306646" calcext:value-type="float">
            <text:p>1644607306646</text:p>
          </table:table-cell>
          <table:table-cell office:value-type="float" office:value="22503" calcext:value-type="float">
            <text:p>2250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330152" calcext:value-type="float">
            <text:p>1644607330152</text:p>
          </table:table-cell>
          <table:table-cell office:value-type="float" office:value="22439" calcext:value-type="float">
            <text:p>2243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353596" calcext:value-type="float">
            <text:p>1644607353596</text:p>
          </table:table-cell>
          <table:table-cell office:value-type="float" office:value="22559" calcext:value-type="float">
            <text:p>225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377160" calcext:value-type="float">
            <text:p>1644607377160</text:p>
          </table:table-cell>
          <table:table-cell office:value-type="float" office:value="22503" calcext:value-type="float">
            <text:p>22503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400667" calcext:value-type="float">
            <text:p>1644607400667</text:p>
          </table:table-cell>
          <table:table-cell office:value-type="float" office:value="22469" calcext:value-type="float">
            <text:p>2246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424140" calcext:value-type="float">
            <text:p>1644607424140</text:p>
          </table:table-cell>
          <table:table-cell office:value-type="float" office:value="22474" calcext:value-type="float">
            <text:p>2247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447620" calcext:value-type="float">
            <text:p>1644607447620</text:p>
          </table:table-cell>
          <table:table-cell office:value-type="float" office:value="22509" calcext:value-type="float">
            <text:p>2250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471132" calcext:value-type="float">
            <text:p>1644607471132</text:p>
          </table:table-cell>
          <table:table-cell office:value-type="float" office:value="22574" calcext:value-type="float">
            <text:p>2257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494710" calcext:value-type="float">
            <text:p>1644607494710</text:p>
          </table:table-cell>
          <table:table-cell office:value-type="float" office:value="28168" calcext:value-type="float">
            <text:p>2816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523882" calcext:value-type="float">
            <text:p>1644607523882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553067" calcext:value-type="float">
            <text:p>1644607553067</text:p>
          </table:table-cell>
          <table:table-cell office:value-type="float" office:value="28125" calcext:value-type="float">
            <text:p>2812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582195" calcext:value-type="float">
            <text:p>1644607582195</text:p>
          </table:table-cell>
          <table:table-cell office:value-type="float" office:value="28265" calcext:value-type="float">
            <text:p>2826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611464" calcext:value-type="float">
            <text:p>1644607611464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640573" calcext:value-type="float">
            <text:p>1644607640573</text:p>
          </table:table-cell>
          <table:table-cell office:value-type="float" office:value="28128" calcext:value-type="float">
            <text:p>2812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669706" calcext:value-type="float">
            <text:p>1644607669706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698835" calcext:value-type="float">
            <text:p>1644607698835</text:p>
          </table:table-cell>
          <table:table-cell office:value-type="float" office:value="28190" calcext:value-type="float">
            <text:p>2819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728028" calcext:value-type="float">
            <text:p>1644607728028</text:p>
          </table:table-cell>
          <table:table-cell office:value-type="float" office:value="28225" calcext:value-type="float">
            <text:p>2822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757255" calcext:value-type="float">
            <text:p>1644607757255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786383" calcext:value-type="float">
            <text:p>1644607786383</text:p>
          </table:table-cell>
          <table:table-cell office:value-type="float" office:value="28103" calcext:value-type="float">
            <text:p>2810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815490" calcext:value-type="float">
            <text:p>1644607815490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844610" calcext:value-type="float">
            <text:p>1644607844610</text:p>
          </table:table-cell>
          <table:table-cell office:value-type="float" office:value="28195" calcext:value-type="float">
            <text:p>2819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873807" calcext:value-type="float">
            <text:p>1644607873807</text:p>
          </table:table-cell>
          <table:table-cell office:value-type="float" office:value="28084" calcext:value-type="float">
            <text:p>280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902895" calcext:value-type="float">
            <text:p>1644607902895</text:p>
          </table:table-cell>
          <table:table-cell office:value-type="float" office:value="28125" calcext:value-type="float">
            <text:p>2812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932023" calcext:value-type="float">
            <text:p>1644607932023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961140" calcext:value-type="float">
            <text:p>1644607961140</text:p>
          </table:table-cell>
          <table:table-cell office:value-type="float" office:value="28152" calcext:value-type="float">
            <text:p>2815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7990297" calcext:value-type="float">
            <text:p>1644607990297</text:p>
          </table:table-cell>
          <table:table-cell office:value-type="float" office:value="28631" calcext:value-type="float">
            <text:p>2863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019931" calcext:value-type="float">
            <text:p>1644608019931</text:p>
          </table:table-cell>
          <table:table-cell office:value-type="float" office:value="28076" calcext:value-type="float">
            <text:p>2807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049011" calcext:value-type="float">
            <text:p>1644608049011</text:p>
          </table:table-cell>
          <table:table-cell office:value-type="float" office:value="28197" calcext:value-type="float">
            <text:p>2819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078212" calcext:value-type="float">
            <text:p>1644608078212</text:p>
          </table:table-cell>
          <table:table-cell office:value-type="float" office:value="28167" calcext:value-type="float">
            <text:p>2816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107382" calcext:value-type="float">
            <text:p>1644608107382</text:p>
          </table:table-cell>
          <table:table-cell office:value-type="float" office:value="28143" calcext:value-type="float">
            <text:p>2814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136528" calcext:value-type="float">
            <text:p>1644608136528</text:p>
          </table:table-cell>
          <table:table-cell office:value-type="float" office:value="28190" calcext:value-type="float">
            <text:p>2819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165724" calcext:value-type="float">
            <text:p>1644608165724</text:p>
          </table:table-cell>
          <table:table-cell office:value-type="float" office:value="28100" calcext:value-type="float">
            <text:p>2810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194829" calcext:value-type="float">
            <text:p>1644608194829</text:p>
          </table:table-cell>
          <table:table-cell office:value-type="float" office:value="28147" calcext:value-type="float">
            <text:p>2814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223978" calcext:value-type="float">
            <text:p>1644608223978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253095" calcext:value-type="float">
            <text:p>1644608253095</text:p>
          </table:table-cell>
          <table:table-cell office:value-type="float" office:value="28082" calcext:value-type="float">
            <text:p>2808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282182" calcext:value-type="float">
            <text:p>1644608282182</text:p>
          </table:table-cell>
          <table:table-cell office:value-type="float" office:value="28184" calcext:value-type="float">
            <text:p>281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311369" calcext:value-type="float">
            <text:p>1644608311369</text:p>
          </table:table-cell>
          <table:table-cell office:value-type="float" office:value="28022" calcext:value-type="float">
            <text:p>2802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340396" calcext:value-type="float">
            <text:p>1644608340396</text:p>
          </table:table-cell>
          <table:table-cell office:value-type="float" office:value="28186" calcext:value-type="float">
            <text:p>2818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369584" calcext:value-type="float">
            <text:p>1644608369584</text:p>
          </table:table-cell>
          <table:table-cell office:value-type="float" office:value="28110" calcext:value-type="float">
            <text:p>2811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398697" calcext:value-type="float">
            <text:p>1644608398697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427814" calcext:value-type="float">
            <text:p>1644608427814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456951" calcext:value-type="float">
            <text:p>1644608456951</text:p>
          </table:table-cell>
          <table:table-cell office:value-type="float" office:value="28096" calcext:value-type="float">
            <text:p>2809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486054" calcext:value-type="float">
            <text:p>1644608486054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515180" calcext:value-type="float">
            <text:p>1644608515180</text:p>
          </table:table-cell>
          <table:table-cell office:value-type="float" office:value="28104" calcext:value-type="float">
            <text:p>2810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544288" calcext:value-type="float">
            <text:p>1644608544288</text:p>
          </table:table-cell>
          <table:table-cell office:value-type="float" office:value="28165" calcext:value-type="float">
            <text:p>2816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573457" calcext:value-type="float">
            <text:p>1644608573457</text:p>
          </table:table-cell>
          <table:table-cell office:value-type="float" office:value="28097" calcext:value-type="float">
            <text:p>2809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602559" calcext:value-type="float">
            <text:p>1644608602559</text:p>
          </table:table-cell>
          <table:table-cell office:value-type="float" office:value="28084" calcext:value-type="float">
            <text:p>280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631646" calcext:value-type="float">
            <text:p>1644608631646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660773" calcext:value-type="float">
            <text:p>1644608660773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695481" calcext:value-type="float">
            <text:p>1644608695481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730205" calcext:value-type="float">
            <text:p>1644608730205</text:p>
          </table:table-cell>
          <table:table-cell office:value-type="float" office:value="33675" calcext:value-type="float">
            <text:p>3367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764886" calcext:value-type="float">
            <text:p>1644608764886</text:p>
          </table:table-cell>
          <table:table-cell office:value-type="float" office:value="33678" calcext:value-type="float">
            <text:p>3367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799567" calcext:value-type="float">
            <text:p>1644608799567</text:p>
          </table:table-cell>
          <table:table-cell office:value-type="float" office:value="33747" calcext:value-type="float">
            <text:p>3374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834317" calcext:value-type="float">
            <text:p>1644608834317</text:p>
          </table:table-cell>
          <table:table-cell office:value-type="float" office:value="33753" calcext:value-type="float">
            <text:p>3375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869074" calcext:value-type="float">
            <text:p>1644608869074</text:p>
          </table:table-cell>
          <table:table-cell office:value-type="float" office:value="33758" calcext:value-type="float">
            <text:p>3375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903836" calcext:value-type="float">
            <text:p>1644608903836</text:p>
          </table:table-cell>
          <table:table-cell office:value-type="float" office:value="33777" calcext:value-type="float">
            <text:p>3377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938617" calcext:value-type="float">
            <text:p>1644608938617</text:p>
          </table:table-cell>
          <table:table-cell office:value-type="float" office:value="33715" calcext:value-type="float">
            <text:p>3371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8973338" calcext:value-type="float">
            <text:p>1644608973338</text:p>
          </table:table-cell>
          <table:table-cell office:value-type="float" office:value="33710" calcext:value-type="float">
            <text:p>3371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008051" calcext:value-type="float">
            <text:p>1644609008051</text:p>
          </table:table-cell>
          <table:table-cell office:value-type="float" office:value="33710" calcext:value-type="float">
            <text:p>3371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042765" calcext:value-type="float">
            <text:p>1644609042765</text:p>
          </table:table-cell>
          <table:table-cell office:value-type="float" office:value="33694" calcext:value-type="float">
            <text:p>3369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077464" calcext:value-type="float">
            <text:p>1644609077464</text:p>
          </table:table-cell>
          <table:table-cell office:value-type="float" office:value="33737" calcext:value-type="float">
            <text:p>3373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112204" calcext:value-type="float">
            <text:p>1644609112204</text:p>
          </table:table-cell>
          <table:table-cell office:value-type="float" office:value="33723" calcext:value-type="float">
            <text:p>3372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146931" calcext:value-type="float">
            <text:p>1644609146931</text:p>
          </table:table-cell>
          <table:table-cell office:value-type="float" office:value="33694" calcext:value-type="float">
            <text:p>3369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181630" calcext:value-type="float">
            <text:p>1644609181630</text:p>
          </table:table-cell>
          <table:table-cell office:value-type="float" office:value="33662" calcext:value-type="float">
            <text:p>3366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216295" calcext:value-type="float">
            <text:p>1644609216295</text:p>
          </table:table-cell>
          <table:table-cell office:value-type="float" office:value="33691" calcext:value-type="float">
            <text:p>3369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250991" calcext:value-type="float">
            <text:p>1644609250991</text:p>
          </table:table-cell>
          <table:table-cell office:value-type="float" office:value="33675" calcext:value-type="float">
            <text:p>3367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285669" calcext:value-type="float">
            <text:p>1644609285669</text:p>
          </table:table-cell>
          <table:table-cell office:value-type="float" office:value="33695" calcext:value-type="float">
            <text:p>3369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320367" calcext:value-type="float">
            <text:p>1644609320367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355104" calcext:value-type="float">
            <text:p>1644609355104</text:p>
          </table:table-cell>
          <table:table-cell office:value-type="float" office:value="34219" calcext:value-type="float">
            <text:p>3421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390326" calcext:value-type="float">
            <text:p>1644609390326</text:p>
          </table:table-cell>
          <table:table-cell office:value-type="float" office:value="33653" calcext:value-type="float">
            <text:p>3365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424983" calcext:value-type="float">
            <text:p>1644609424983</text:p>
          </table:table-cell>
          <table:table-cell office:value-type="float" office:value="33657" calcext:value-type="float">
            <text:p>3365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459645" calcext:value-type="float">
            <text:p>1644609459645</text:p>
          </table:table-cell>
          <table:table-cell office:value-type="float" office:value="33678" calcext:value-type="float">
            <text:p>3367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494327" calcext:value-type="float">
            <text:p>1644609494327</text:p>
          </table:table-cell>
          <table:table-cell office:value-type="float" office:value="33688" calcext:value-type="float">
            <text:p>3368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529018" calcext:value-type="float">
            <text:p>1644609529018</text:p>
          </table:table-cell>
          <table:table-cell office:value-type="float" office:value="33619" calcext:value-type="float">
            <text:p>3361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563639" calcext:value-type="float">
            <text:p>1644609563639</text:p>
          </table:table-cell>
          <table:table-cell office:value-type="float" office:value="33757" calcext:value-type="float">
            <text:p>3375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598400" calcext:value-type="float">
            <text:p>1644609598400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633136" calcext:value-type="float">
            <text:p>1644609633136</text:p>
          </table:table-cell>
          <table:table-cell office:value-type="float" office:value="33668" calcext:value-type="float">
            <text:p>3366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667808" calcext:value-type="float">
            <text:p>1644609667808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702412" calcext:value-type="float">
            <text:p>1644609702412</text:p>
          </table:table-cell>
          <table:table-cell office:value-type="float" office:value="33685" calcext:value-type="float">
            <text:p>3368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737101" calcext:value-type="float">
            <text:p>1644609737101</text:p>
          </table:table-cell>
          <table:table-cell office:value-type="float" office:value="33805" calcext:value-type="float">
            <text:p>3380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771909" calcext:value-type="float">
            <text:p>1644609771909</text:p>
          </table:table-cell>
          <table:table-cell office:value-type="float" office:value="33753" calcext:value-type="float">
            <text:p>3375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806667" calcext:value-type="float">
            <text:p>1644609806667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841881" calcext:value-type="float">
            <text:p>1644609841881</text:p>
          </table:table-cell>
          <table:table-cell office:value-type="float" office:value="34284" calcext:value-type="float">
            <text:p>3428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877169" calcext:value-type="float">
            <text:p>1644609877169</text:p>
          </table:table-cell>
          <table:table-cell office:value-type="float" office:value="33733" calcext:value-type="float">
            <text:p>3373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911907" calcext:value-type="float">
            <text:p>1644609911907</text:p>
          </table:table-cell>
          <table:table-cell office:value-type="float" office:value="33714" calcext:value-type="float">
            <text:p>3371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946624" calcext:value-type="float">
            <text:p>1644609946624</text:p>
          </table:table-cell>
          <table:table-cell office:value-type="float" office:value="33667" calcext:value-type="float">
            <text:p>3366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09981296" calcext:value-type="float">
            <text:p>1644609981296</text:p>
          </table:table-cell>
          <table:table-cell office:value-type="float" office:value="33729" calcext:value-type="float">
            <text:p>3372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016028" calcext:value-type="float">
            <text:p>1644610016028</text:p>
          </table:table-cell>
          <table:table-cell office:value-type="float" office:value="33747" calcext:value-type="float">
            <text:p>3374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050780" calcext:value-type="float">
            <text:p>1644610050780</text:p>
          </table:table-cell>
          <table:table-cell office:value-type="float" office:value="39332" calcext:value-type="float">
            <text:p>3933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091118" calcext:value-type="float">
            <text:p>1644610091118</text:p>
          </table:table-cell>
          <table:table-cell office:value-type="float" office:value="39333" calcext:value-type="float">
            <text:p>3933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131454" calcext:value-type="float">
            <text:p>1644610131454</text:p>
          </table:table-cell>
          <table:table-cell office:value-type="float" office:value="39345" calcext:value-type="float">
            <text:p>3934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171803" calcext:value-type="float">
            <text:p>1644610171803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212133" calcext:value-type="float">
            <text:p>1644610212133</text:p>
          </table:table-cell>
          <table:table-cell office:value-type="float" office:value="39849" calcext:value-type="float">
            <text:p>3984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252987" calcext:value-type="float">
            <text:p>1644610252987</text:p>
          </table:table-cell>
          <table:table-cell office:value-type="float" office:value="39370" calcext:value-type="float">
            <text:p>393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293359" calcext:value-type="float">
            <text:p>1644610293359</text:p>
          </table:table-cell>
          <table:table-cell office:value-type="float" office:value="39378" calcext:value-type="float">
            <text:p>3937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333739" calcext:value-type="float">
            <text:p>1644610333739</text:p>
          </table:table-cell>
          <table:table-cell office:value-type="float" office:value="39299" calcext:value-type="float">
            <text:p>3929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374042" calcext:value-type="float">
            <text:p>1644610374042</text:p>
          </table:table-cell>
          <table:table-cell office:value-type="float" office:value="39320" calcext:value-type="float">
            <text:p>3932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414366" calcext:value-type="float">
            <text:p>1644610414366</text:p>
          </table:table-cell>
          <table:table-cell office:value-type="float" office:value="39404" calcext:value-type="float">
            <text:p>3940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454774" calcext:value-type="float">
            <text:p>1644610454774</text:p>
          </table:table-cell>
          <table:table-cell office:value-type="float" office:value="39340" calcext:value-type="float">
            <text:p>3934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495117" calcext:value-type="float">
            <text:p>1644610495117</text:p>
          </table:table-cell>
          <table:table-cell office:value-type="float" office:value="39329" calcext:value-type="float">
            <text:p>3932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535450" calcext:value-type="float">
            <text:p>1644610535450</text:p>
          </table:table-cell>
          <table:table-cell office:value-type="float" office:value="39370" calcext:value-type="float">
            <text:p>393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575824" calcext:value-type="float">
            <text:p>1644610575824</text:p>
          </table:table-cell>
          <table:table-cell office:value-type="float" office:value="39315" calcext:value-type="float">
            <text:p>3931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616142" calcext:value-type="float">
            <text:p>1644610616142</text:p>
          </table:table-cell>
          <table:table-cell office:value-type="float" office:value="39401" calcext:value-type="float">
            <text:p>3940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656546" calcext:value-type="float">
            <text:p>1644610656546</text:p>
          </table:table-cell>
          <table:table-cell office:value-type="float" office:value="39276" calcext:value-type="float">
            <text:p>3927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696826" calcext:value-type="float">
            <text:p>1644610696826</text:p>
          </table:table-cell>
          <table:table-cell office:value-type="float" office:value="39872" calcext:value-type="float">
            <text:p>3987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737701" calcext:value-type="float">
            <text:p>1644610737701</text:p>
          </table:table-cell>
          <table:table-cell office:value-type="float" office:value="39354" calcext:value-type="float">
            <text:p>3935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778059" calcext:value-type="float">
            <text:p>1644610778059</text:p>
          </table:table-cell>
          <table:table-cell office:value-type="float" office:value="39377" calcext:value-type="float">
            <text:p>3937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818439" calcext:value-type="float">
            <text:p>1644610818439</text:p>
          </table:table-cell>
          <table:table-cell office:value-type="float" office:value="39303" calcext:value-type="float">
            <text:p>3930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858746" calcext:value-type="float">
            <text:p>1644610858746</text:p>
          </table:table-cell>
          <table:table-cell office:value-type="float" office:value="39311" calcext:value-type="float">
            <text:p>3931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899061" calcext:value-type="float">
            <text:p>1644610899061</text:p>
          </table:table-cell>
          <table:table-cell office:value-type="float" office:value="39295" calcext:value-type="float">
            <text:p>3929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939360" calcext:value-type="float">
            <text:p>1644610939360</text:p>
          </table:table-cell>
          <table:table-cell office:value-type="float" office:value="39395" calcext:value-type="float">
            <text:p>3939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0979759" calcext:value-type="float">
            <text:p>1644610979759</text:p>
          </table:table-cell>
          <table:table-cell office:value-type="float" office:value="39347" calcext:value-type="float">
            <text:p>393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020110" calcext:value-type="float">
            <text:p>1644611020110</text:p>
          </table:table-cell>
          <table:table-cell office:value-type="float" office:value="39286" calcext:value-type="float">
            <text:p>3928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060402" calcext:value-type="float">
            <text:p>1644611060402</text:p>
          </table:table-cell>
          <table:table-cell office:value-type="float" office:value="39302" calcext:value-type="float">
            <text:p>3930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100708" calcext:value-type="float">
            <text:p>1644611100708</text:p>
          </table:table-cell>
          <table:table-cell office:value-type="float" office:value="39278" calcext:value-type="float">
            <text:p>3927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140989" calcext:value-type="float">
            <text:p>1644611140989</text:p>
          </table:table-cell>
          <table:table-cell office:value-type="float" office:value="39339" calcext:value-type="float">
            <text:p>3933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181332" calcext:value-type="float">
            <text:p>1644611181332</text:p>
          </table:table-cell>
          <table:table-cell office:value-type="float" office:value="39384" calcext:value-type="float">
            <text:p>3938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221719" calcext:value-type="float">
            <text:p>1644611221719</text:p>
          </table:table-cell>
          <table:table-cell office:value-type="float" office:value="39277" calcext:value-type="float">
            <text:p>3927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262001" calcext:value-type="float">
            <text:p>1644611262001</text:p>
          </table:table-cell>
          <table:table-cell office:value-type="float" office:value="39229" calcext:value-type="float">
            <text:p>3922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302234" calcext:value-type="float">
            <text:p>1644611302234</text:p>
          </table:table-cell>
          <table:table-cell office:value-type="float" office:value="39305" calcext:value-type="float">
            <text:p>3930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342544" calcext:value-type="float">
            <text:p>1644611342544</text:p>
          </table:table-cell>
          <table:table-cell office:value-type="float" office:value="39357" calcext:value-type="float">
            <text:p>3935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382905" calcext:value-type="float">
            <text:p>1644611382905</text:p>
          </table:table-cell>
          <table:table-cell office:value-type="float" office:value="39361" calcext:value-type="float">
            <text:p>3936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423270" calcext:value-type="float">
            <text:p>1644611423270</text:p>
          </table:table-cell>
          <table:table-cell office:value-type="float" office:value="39313" calcext:value-type="float">
            <text:p>3931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463587" calcext:value-type="float">
            <text:p>1644611463587</text:p>
          </table:table-cell>
          <table:table-cell office:value-type="float" office:value="39289" calcext:value-type="float">
            <text:p>3928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503881" calcext:value-type="float">
            <text:p>1644611503881</text:p>
          </table:table-cell>
          <table:table-cell office:value-type="float" office:value="39348" calcext:value-type="float">
            <text:p>3934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544236" calcext:value-type="float">
            <text:p>1644611544236</text:p>
          </table:table-cell>
          <table:table-cell office:value-type="float" office:value="39328" calcext:value-type="float">
            <text:p>3932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584568" calcext:value-type="float">
            <text:p>1644611584568</text:p>
          </table:table-cell>
          <table:table-cell office:value-type="float" office:value="39400" calcext:value-type="float">
            <text:p>3940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624971" calcext:value-type="float">
            <text:p>1644611624971</text:p>
          </table:table-cell>
          <table:table-cell office:value-type="float" office:value="39336" calcext:value-type="float">
            <text:p>3933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665313" calcext:value-type="float">
            <text:p>1644611665313</text:p>
          </table:table-cell>
          <table:table-cell office:value-type="float" office:value="45076" calcext:value-type="float">
            <text:p>4507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711392" calcext:value-type="float">
            <text:p>1644611711392</text:p>
          </table:table-cell>
          <table:table-cell office:value-type="float" office:value="44943" calcext:value-type="float">
            <text:p>4494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757339" calcext:value-type="float">
            <text:p>1644611757339</text:p>
          </table:table-cell>
          <table:table-cell office:value-type="float" office:value="45010" calcext:value-type="float">
            <text:p>4501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803353" calcext:value-type="float">
            <text:p>1644611803353</text:p>
          </table:table-cell>
          <table:table-cell office:value-type="float" office:value="44958" calcext:value-type="float">
            <text:p>4495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849316" calcext:value-type="float">
            <text:p>1644611849316</text:p>
          </table:table-cell>
          <table:table-cell office:value-type="float" office:value="44938" calcext:value-type="float">
            <text:p>4493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895261" calcext:value-type="float">
            <text:p>1644611895261</text:p>
          </table:table-cell>
          <table:table-cell office:value-type="float" office:value="44943" calcext:value-type="float">
            <text:p>4494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941209" calcext:value-type="float">
            <text:p>164461194120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1987271" calcext:value-type="float">
            <text:p>1644611987271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033273" calcext:value-type="float">
            <text:p>1644612033273</text:p>
          </table:table-cell>
          <table:table-cell office:value-type="float" office:value="44967" calcext:value-type="float">
            <text:p>4496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079244" calcext:value-type="float">
            <text:p>1644612079244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125210" calcext:value-type="float">
            <text:p>1644612125210</text:p>
          </table:table-cell>
          <table:table-cell office:value-type="float" office:value="44892" calcext:value-type="float">
            <text:p>4489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171105" calcext:value-type="float">
            <text:p>1644612171105</text:p>
          </table:table-cell>
          <table:table-cell office:value-type="float" office:value="44895" calcext:value-type="float">
            <text:p>4489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217005" calcext:value-type="float">
            <text:p>1644612217005</text:p>
          </table:table-cell>
          <table:table-cell office:value-type="float" office:value="44885" calcext:value-type="float">
            <text:p>4488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262895" calcext:value-type="float">
            <text:p>1644612262895</text:p>
          </table:table-cell>
          <table:table-cell office:value-type="float" office:value="44873" calcext:value-type="float">
            <text:p>4487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308772" calcext:value-type="float">
            <text:p>1644612308772</text:p>
          </table:table-cell>
          <table:table-cell office:value-type="float" office:value="44905" calcext:value-type="float">
            <text:p>4490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354681" calcext:value-type="float">
            <text:p>1644612354681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400646" calcext:value-type="float">
            <text:p>1644612400646</text:p>
          </table:table-cell>
          <table:table-cell office:value-type="float" office:value="44921" calcext:value-type="float">
            <text:p>4492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446571" calcext:value-type="float">
            <text:p>1644612446571</text:p>
          </table:table-cell>
          <table:table-cell office:value-type="float" office:value="44961" calcext:value-type="float">
            <text:p>4496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492537" calcext:value-type="float">
            <text:p>1644612492537</text:p>
          </table:table-cell>
          <table:table-cell office:value-type="float" office:value="45010" calcext:value-type="float">
            <text:p>4501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538552" calcext:value-type="float">
            <text:p>1644612538552</text:p>
          </table:table-cell>
          <table:table-cell office:value-type="float" office:value="44927" calcext:value-type="float">
            <text:p>4492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584482" calcext:value-type="float">
            <text:p>1644612584482</text:p>
          </table:table-cell>
          <table:table-cell office:value-type="float" office:value="44952" calcext:value-type="float">
            <text:p>4495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630438" calcext:value-type="float">
            <text:p>1644612630438</text:p>
          </table:table-cell>
          <table:table-cell office:value-type="float" office:value="44981" calcext:value-type="float">
            <text:p>4498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676422" calcext:value-type="float">
            <text:p>1644612676422</text:p>
          </table:table-cell>
          <table:table-cell office:value-type="float" office:value="45434" calcext:value-type="float">
            <text:p>4543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722859" calcext:value-type="float">
            <text:p>1644612722859</text:p>
          </table:table-cell>
          <table:table-cell office:value-type="float" office:value="44967" calcext:value-type="float">
            <text:p>4496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768829" calcext:value-type="float">
            <text:p>1644612768829</text:p>
          </table:table-cell>
          <table:table-cell office:value-type="float" office:value="44973" calcext:value-type="float">
            <text:p>4497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814806" calcext:value-type="float">
            <text:p>1644612814806</text:p>
          </table:table-cell>
          <table:table-cell office:value-type="float" office:value="44984" calcext:value-type="float">
            <text:p>4498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860794" calcext:value-type="float">
            <text:p>1644612860794</text:p>
          </table:table-cell>
          <table:table-cell office:value-type="float" office:value="44904" calcext:value-type="float">
            <text:p>4490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906701" calcext:value-type="float">
            <text:p>1644612906701</text:p>
          </table:table-cell>
          <table:table-cell office:value-type="float" office:value="44925" calcext:value-type="float">
            <text:p>4492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952630" calcext:value-type="float">
            <text:p>1644612952630</text:p>
          </table:table-cell>
          <table:table-cell office:value-type="float" office:value="44931" calcext:value-type="float">
            <text:p>4493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2998564" calcext:value-type="float">
            <text:p>1644612998564</text:p>
          </table:table-cell>
          <table:table-cell office:value-type="float" office:value="44991" calcext:value-type="float">
            <text:p>4499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044558" calcext:value-type="float">
            <text:p>1644613044558</text:p>
          </table:table-cell>
          <table:table-cell office:value-type="float" office:value="44919" calcext:value-type="float">
            <text:p>4491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090480" calcext:value-type="float">
            <text:p>1644613090480</text:p>
          </table:table-cell>
          <table:table-cell office:value-type="float" office:value="44886" calcext:value-type="float">
            <text:p>4488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136370" calcext:value-type="float">
            <text:p>1644613136370</text:p>
          </table:table-cell>
          <table:table-cell office:value-type="float" office:value="45459" calcext:value-type="float">
            <text:p>4545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182833" calcext:value-type="float">
            <text:p>1644613182833</text:p>
          </table:table-cell>
          <table:table-cell office:value-type="float" office:value="44958" calcext:value-type="float">
            <text:p>4495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228794" calcext:value-type="float">
            <text:p>1644613228794</text:p>
          </table:table-cell>
          <table:table-cell office:value-type="float" office:value="44969" calcext:value-type="float">
            <text:p>4496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274769" calcext:value-type="float">
            <text:p>1644613274769</text:p>
          </table:table-cell>
          <table:table-cell office:value-type="float" office:value="45012" calcext:value-type="float">
            <text:p>4501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320785" calcext:value-type="float">
            <text:p>1644613320785</text:p>
          </table:table-cell>
          <table:table-cell office:value-type="float" office:value="44967" calcext:value-type="float">
            <text:p>4496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366756" calcext:value-type="float">
            <text:p>1644613366756</text:p>
          </table:table-cell>
          <table:table-cell office:value-type="float" office:value="44963" calcext:value-type="float">
            <text:p>4496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412722" calcext:value-type="float">
            <text:p>1644613412722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458737" calcext:value-type="float">
            <text:p>1644613458737</text:p>
          </table:table-cell>
          <table:table-cell office:value-type="float" office:value="44980" calcext:value-type="float">
            <text:p>4498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504721" calcext:value-type="float">
            <text:p>1644613504721</text:p>
          </table:table-cell>
          <table:table-cell office:value-type="float" office:value="50541" calcext:value-type="float">
            <text:p>5054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556266" calcext:value-type="float">
            <text:p>1644613556266</text:p>
          </table:table-cell>
          <table:table-cell office:value-type="float" office:value="50423" calcext:value-type="float">
            <text:p>5042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607691" calcext:value-type="float">
            <text:p>1644613607691</text:p>
          </table:table-cell>
          <table:table-cell office:value-type="float" office:value="50594" calcext:value-type="float">
            <text:p>5059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659290" calcext:value-type="float">
            <text:p>1644613659290</text:p>
          </table:table-cell>
          <table:table-cell office:value-type="float" office:value="50570" calcext:value-type="float">
            <text:p>5057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710863" calcext:value-type="float">
            <text:p>1644613710863</text:p>
          </table:table-cell>
          <table:table-cell office:value-type="float" office:value="50519" calcext:value-type="float">
            <text:p>5051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762386" calcext:value-type="float">
            <text:p>1644613762386</text:p>
          </table:table-cell>
          <table:table-cell office:value-type="float" office:value="51090" calcext:value-type="float">
            <text:p>5109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814480" calcext:value-type="float">
            <text:p>1644613814480</text:p>
          </table:table-cell>
          <table:table-cell office:value-type="float" office:value="51138" calcext:value-type="float">
            <text:p>511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866620" calcext:value-type="float">
            <text:p>1644613866620</text:p>
          </table:table-cell>
          <table:table-cell office:value-type="float" office:value="51118" calcext:value-type="float">
            <text:p>5111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918743" calcext:value-type="float">
            <text:p>1644613918743</text:p>
          </table:table-cell>
          <table:table-cell office:value-type="float" office:value="50532" calcext:value-type="float">
            <text:p>5053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3970279" calcext:value-type="float">
            <text:p>1644613970279</text:p>
          </table:table-cell>
          <table:table-cell office:value-type="float" office:value="50573" calcext:value-type="float">
            <text:p>5057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021856" calcext:value-type="float">
            <text:p>1644614021856</text:p>
          </table:table-cell>
          <table:table-cell office:value-type="float" office:value="50638" calcext:value-type="float">
            <text:p>506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073499" calcext:value-type="float">
            <text:p>1644614073499</text:p>
          </table:table-cell>
          <table:table-cell office:value-type="float" office:value="50667" calcext:value-type="float">
            <text:p>5066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125168" calcext:value-type="float">
            <text:p>1644614125168</text:p>
          </table:table-cell>
          <table:table-cell office:value-type="float" office:value="50526" calcext:value-type="float">
            <text:p>5052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176697" calcext:value-type="float">
            <text:p>1644614176697</text:p>
          </table:table-cell>
          <table:table-cell office:value-type="float" office:value="50612" calcext:value-type="float">
            <text:p>5061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228313" calcext:value-type="float">
            <text:p>1644614228313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279863" calcext:value-type="float">
            <text:p>1644614279863</text:p>
          </table:table-cell>
          <table:table-cell office:value-type="float" office:value="50610" calcext:value-type="float">
            <text:p>5061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331476" calcext:value-type="float">
            <text:p>1644614331476</text:p>
          </table:table-cell>
          <table:table-cell office:value-type="float" office:value="50573" calcext:value-type="float">
            <text:p>5057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383053" calcext:value-type="float">
            <text:p>1644614383053</text:p>
          </table:table-cell>
          <table:table-cell office:value-type="float" office:value="50586" calcext:value-type="float">
            <text:p>5058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434643" calcext:value-type="float">
            <text:p>1644614434643</text:p>
          </table:table-cell>
          <table:table-cell office:value-type="float" office:value="50563" calcext:value-type="float">
            <text:p>5056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486211" calcext:value-type="float">
            <text:p>1644614486211</text:p>
          </table:table-cell>
          <table:table-cell office:value-type="float" office:value="50638" calcext:value-type="float">
            <text:p>506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537853" calcext:value-type="float">
            <text:p>1644614537853</text:p>
          </table:table-cell>
          <table:table-cell office:value-type="float" office:value="50615" calcext:value-type="float">
            <text:p>5061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589472" calcext:value-type="float">
            <text:p>1644614589472</text:p>
          </table:table-cell>
          <table:table-cell office:value-type="float" office:value="50537" calcext:value-type="float">
            <text:p>5053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641011" calcext:value-type="float">
            <text:p>1644614641011</text:p>
          </table:table-cell>
          <table:table-cell office:value-type="float" office:value="50517" calcext:value-type="float">
            <text:p>5051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692532" calcext:value-type="float">
            <text:p>1644614692532</text:p>
          </table:table-cell>
          <table:table-cell office:value-type="float" office:value="50459" calcext:value-type="float">
            <text:p>5045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743995" calcext:value-type="float">
            <text:p>1644614743995</text:p>
          </table:table-cell>
          <table:table-cell office:value-type="float" office:value="50484" calcext:value-type="float">
            <text:p>5048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795481" calcext:value-type="float">
            <text:p>1644614795481</text:p>
          </table:table-cell>
          <table:table-cell office:value-type="float" office:value="50487" calcext:value-type="float">
            <text:p>5048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846973" calcext:value-type="float">
            <text:p>1644614846973</text:p>
          </table:table-cell>
          <table:table-cell office:value-type="float" office:value="50541" calcext:value-type="float">
            <text:p>5054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898519" calcext:value-type="float">
            <text:p>1644614898519</text:p>
          </table:table-cell>
          <table:table-cell office:value-type="float" office:value="50505" calcext:value-type="float">
            <text:p>5050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4950027" calcext:value-type="float">
            <text:p>1644614950027</text:p>
          </table:table-cell>
          <table:table-cell office:value-type="float" office:value="50504" calcext:value-type="float">
            <text:p>5050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001535" calcext:value-type="float">
            <text:p>1644615001535</text:p>
          </table:table-cell>
          <table:table-cell office:value-type="float" office:value="50537" calcext:value-type="float">
            <text:p>5053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053076" calcext:value-type="float">
            <text:p>1644615053076</text:p>
          </table:table-cell>
          <table:table-cell office:value-type="float" office:value="50550" calcext:value-type="float">
            <text:p>5055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104630" calcext:value-type="float">
            <text:p>1644615104630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156165" calcext:value-type="float">
            <text:p>1644615156165</text:p>
          </table:table-cell>
          <table:table-cell office:value-type="float" office:value="50496" calcext:value-type="float">
            <text:p>5049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207663" calcext:value-type="float">
            <text:p>1644615207663</text:p>
          </table:table-cell>
          <table:table-cell office:value-type="float" office:value="50476" calcext:value-type="float">
            <text:p>5047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259143" calcext:value-type="float">
            <text:p>1644615259143</text:p>
          </table:table-cell>
          <table:table-cell office:value-type="float" office:value="50561" calcext:value-type="float">
            <text:p>5056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310708" calcext:value-type="float">
            <text:p>1644615310708</text:p>
          </table:table-cell>
          <table:table-cell office:value-type="float" office:value="50461" calcext:value-type="float">
            <text:p>5046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362172" calcext:value-type="float">
            <text:p>1644615362172</text:p>
          </table:table-cell>
          <table:table-cell office:value-type="float" office:value="50607" calcext:value-type="float">
            <text:p>5060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413783" calcext:value-type="float">
            <text:p>1644615413783</text:p>
          </table:table-cell>
          <table:table-cell office:value-type="float" office:value="50629" calcext:value-type="float">
            <text:p>5062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465415" calcext:value-type="float">
            <text:p>1644615465415</text:p>
          </table:table-cell>
          <table:table-cell office:value-type="float" office:value="50571" calcext:value-type="float">
            <text:p>5057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516990" calcext:value-type="float">
            <text:p>1644615516990</text:p>
          </table:table-cell>
          <table:table-cell office:value-type="float" office:value="50521" calcext:value-type="float">
            <text:p>5052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568516" calcext:value-type="float">
            <text:p>1644615568516</text:p>
          </table:table-cell>
          <table:table-cell office:value-type="float" office:value="56813" calcext:value-type="float">
            <text:p>5681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626334" calcext:value-type="float">
            <text:p>1644615626334</text:p>
          </table:table-cell>
          <table:table-cell office:value-type="float" office:value="56297" calcext:value-type="float">
            <text:p>5629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683634" calcext:value-type="float">
            <text:p>1644615683634</text:p>
          </table:table-cell>
          <table:table-cell office:value-type="float" office:value="56208" calcext:value-type="float">
            <text:p>5620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740846" calcext:value-type="float">
            <text:p>1644615740846</text:p>
          </table:table-cell>
          <table:table-cell office:value-type="float" office:value="56178" calcext:value-type="float">
            <text:p>5617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798027" calcext:value-type="float">
            <text:p>1644615798027</text:p>
          </table:table-cell>
          <table:table-cell office:value-type="float" office:value="56172" calcext:value-type="float">
            <text:p>5617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855203" calcext:value-type="float">
            <text:p>1644615855203</text:p>
          </table:table-cell>
          <table:table-cell office:value-type="float" office:value="56252" calcext:value-type="float">
            <text:p>5625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912459" calcext:value-type="float">
            <text:p>1644615912459</text:p>
          </table:table-cell>
          <table:table-cell office:value-type="float" office:value="56140" calcext:value-type="float">
            <text:p>5614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5969602" calcext:value-type="float">
            <text:p>1644615969602</text:p>
          </table:table-cell>
          <table:table-cell office:value-type="float" office:value="56274" calcext:value-type="float">
            <text:p>5627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026881" calcext:value-type="float">
            <text:p>1644616026881</text:p>
          </table:table-cell>
          <table:table-cell office:value-type="float" office:value="56229" calcext:value-type="float">
            <text:p>5622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084115" calcext:value-type="float">
            <text:p>1644616084115</text:p>
          </table:table-cell>
          <table:table-cell office:value-type="float" office:value="56640" calcext:value-type="float">
            <text:p>5664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141759" calcext:value-type="float">
            <text:p>1644616141759</text:p>
          </table:table-cell>
          <table:table-cell office:value-type="float" office:value="56685" calcext:value-type="float">
            <text:p>5668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199448" calcext:value-type="float">
            <text:p>1644616199448</text:p>
          </table:table-cell>
          <table:table-cell office:value-type="float" office:value="56239" calcext:value-type="float">
            <text:p>5623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256692" calcext:value-type="float">
            <text:p>1644616256692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313905" calcext:value-type="float">
            <text:p>1644616313905</text:p>
          </table:table-cell>
          <table:table-cell office:value-type="float" office:value="56131" calcext:value-type="float">
            <text:p>5613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371041" calcext:value-type="float">
            <text:p>1644616371041</text:p>
          </table:table-cell>
          <table:table-cell office:value-type="float" office:value="56186" calcext:value-type="float">
            <text:p>5618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428231" calcext:value-type="float">
            <text:p>1644616428231</text:p>
          </table:table-cell>
          <table:table-cell office:value-type="float" office:value="56296" calcext:value-type="float">
            <text:p>5629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485530" calcext:value-type="float">
            <text:p>1644616485530</text:p>
          </table:table-cell>
          <table:table-cell office:value-type="float" office:value="56238" calcext:value-type="float">
            <text:p>5623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542773" calcext:value-type="float">
            <text:p>1644616542773</text:p>
          </table:table-cell>
          <table:table-cell office:value-type="float" office:value="56170" calcext:value-type="float">
            <text:p>5617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599946" calcext:value-type="float">
            <text:p>1644616599946</text:p>
          </table:table-cell>
          <table:table-cell office:value-type="float" office:value="56178" calcext:value-type="float">
            <text:p>5617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657129" calcext:value-type="float">
            <text:p>1644616657129</text:p>
          </table:table-cell>
          <table:table-cell office:value-type="float" office:value="56210" calcext:value-type="float">
            <text:p>5621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714341" calcext:value-type="float">
            <text:p>1644616714341</text:p>
          </table:table-cell>
          <table:table-cell office:value-type="float" office:value="56278" calcext:value-type="float">
            <text:p>5627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771625" calcext:value-type="float">
            <text:p>1644616771625</text:p>
          </table:table-cell>
          <table:table-cell office:value-type="float" office:value="56163" calcext:value-type="float">
            <text:p>5616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828791" calcext:value-type="float">
            <text:p>1644616828791</text:p>
          </table:table-cell>
          <table:table-cell office:value-type="float" office:value="56112" calcext:value-type="float">
            <text:p>5611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885907" calcext:value-type="float">
            <text:p>1644616885907</text:p>
          </table:table-cell>
          <table:table-cell office:value-type="float" office:value="56203" calcext:value-type="float">
            <text:p>5620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6943115" calcext:value-type="float">
            <text:p>1644616943115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000319" calcext:value-type="float">
            <text:p>1644617000319</text:p>
          </table:table-cell>
          <table:table-cell office:value-type="float" office:value="56156" calcext:value-type="float">
            <text:p>5615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057480" calcext:value-type="float">
            <text:p>1644617057480</text:p>
          </table:table-cell>
          <table:table-cell office:value-type="float" office:value="56198" calcext:value-type="float">
            <text:p>5619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114682" calcext:value-type="float">
            <text:p>1644617114682</text:p>
          </table:table-cell>
          <table:table-cell office:value-type="float" office:value="56172" calcext:value-type="float">
            <text:p>5617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171859" calcext:value-type="float">
            <text:p>1644617171859</text:p>
          </table:table-cell>
          <table:table-cell office:value-type="float" office:value="56149" calcext:value-type="float">
            <text:p>5614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229013" calcext:value-type="float">
            <text:p>1644617229013</text:p>
          </table:table-cell>
          <table:table-cell office:value-type="float" office:value="56187" calcext:value-type="float">
            <text:p>5618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286203" calcext:value-type="float">
            <text:p>1644617286203</text:p>
          </table:table-cell>
          <table:table-cell office:value-type="float" office:value="56109" calcext:value-type="float">
            <text:p>5610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343317" calcext:value-type="float">
            <text:p>1644617343317</text:p>
          </table:table-cell>
          <table:table-cell office:value-type="float" office:value="56719" calcext:value-type="float">
            <text:p>5671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401041" calcext:value-type="float">
            <text:p>1644617401041</text:p>
          </table:table-cell>
          <table:table-cell office:value-type="float" office:value="56714" calcext:value-type="float">
            <text:p>5671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458759" calcext:value-type="float">
            <text:p>1644617458759</text:p>
          </table:table-cell>
          <table:table-cell office:value-type="float" office:value="56201" calcext:value-type="float">
            <text:p>5620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515963" calcext:value-type="float">
            <text:p>1644617515963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573162" calcext:value-type="float">
            <text:p>1644617573162</text:p>
          </table:table-cell>
          <table:table-cell office:value-type="float" office:value="56224" calcext:value-type="float">
            <text:p>5622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630390" calcext:value-type="float">
            <text:p>1644617630390</text:p>
          </table:table-cell>
          <table:table-cell office:value-type="float" office:value="56281" calcext:value-type="float">
            <text:p>5628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687675" calcext:value-type="float">
            <text:p>1644617687675</text:p>
          </table:table-cell>
          <table:table-cell office:value-type="float" office:value="56691" calcext:value-type="float">
            <text:p>5669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745370" calcext:value-type="float">
            <text:p>1644617745370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617802616" calcext:value-type="float">
            <text:p>1644617802616</text:p>
          </table:table-cell>
          <table:table-cell office:value-type="float" office:value="56207" calcext:value-type="float">
            <text:p>5620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50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8:25:17.789594362</dc:date>
    <meta:editing-duration>PT1M25S</meta:editing-duration>
    <meta:editing-cycles>1</meta:editing-cycles>
    <meta:document-statistic meta:table-count="1" meta:cell-count="4840" meta:object-count="0"/>
    <meta:generator>LibreOffice/6.4.7.2$Linux_X86_64 LibreOffice_project/40$Build-2</meta:generator>
  </office:meta>
</office:document-meta>
</file>